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 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string" calcext:value-type="string">
            <text:p>Почти равны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office:value-type="string" calcext:value-type="string">
            <text:p>Совсем не равны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Граничное значени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5:26:44.418095214</meta:creation-date>
    <dc:date>2020-10-03T15:28:05.501507409</dc:date>
    <meta:editing-duration>PT1M21S</meta:editing-duration>
    <meta:editing-cycles>1</meta:editing-cycles>
    <meta:document-statistic meta:table-count="1" meta:cell-count="13" meta:object-count="0"/>
    <meta:generator>LibreOffice/6.4.5.2$Linux_X86_64 LibreOffice_project/40$Build-2</meta:generator>
  </office:meta>
</office:document-meta>
</file>